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style:tab-stops>
          <style:tab-stop style:position="0.609cm"/>
        </style:tab-stops>
      </style:paragraph-properties>
      <style:text-properties fo:font-weight="normal" style:font-weight-asian="normal" style:font-weight-complex="normal"/>
    </style:style>
    <style:style style:name="P5" style:family="paragraph" style:parent-style-name="Standard">
      <style:paragraph-properties>
        <style:tab-stops>
          <style:tab-stop style:position="0.609cm"/>
        </style:tab-stops>
      </style:paragraph-properties>
    </style:style>
    <style:style style:name="P6" style:family="paragraph" style:parent-style-name="Standard">
      <style:paragraph-properties fo:margin-top="0cm" fo:margin-bottom="0.101cm" fo:line-height="100%"/>
      <style:text-properties fo:language="en" fo:country="US"/>
    </style:style>
    <style:style style:name="P7"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11"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12"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3" style:family="paragraph" style:parent-style-name="Standard">
      <style:paragraph-properties fo:margin-top="0cm" fo:margin-bottom="0.101cm" fo:line-height="100%">
        <style:tab-stops>
          <style:tab-stop style:position="2.17cm"/>
          <style:tab-stop style:position="4.128cm"/>
          <style:tab-stop style:position="6.165cm"/>
          <style:tab-stop style:position="7.99cm"/>
          <style:tab-stop style:position="10.16cm"/>
          <style:tab-stop style:position="11.986cm"/>
        </style:tab-stops>
      </style:paragraph-properties>
      <style:text-properties fo:language="en" fo:country="US" fo:font-weight="bold" style:font-weight-asian="bold" style:font-weight-complex="bold"/>
    </style:style>
    <style:style style:name="P14" style:family="paragraph" style:parent-style-name="Standard">
      <style:paragraph-properties fo:margin-top="0cm" fo:margin-bottom="0.101cm" fo:line-height="100%">
        <style:tab-stops>
          <style:tab-stop style:position="0.979cm"/>
          <style:tab-stop style:position="2.17cm"/>
          <style:tab-stop style:position="3.942cm"/>
          <style:tab-stop style:position="6.403cm"/>
          <style:tab-stop style:position="7.99cm"/>
          <style:tab-stop style:position="10.16cm"/>
          <style:tab-stop style:position="12.224cm"/>
          <style:tab-stop style:position="14.737cm"/>
        </style:tab-stops>
      </style:paragraph-properties>
      <style:text-properties fo:language="en" fo:country="US" fo:font-weight="bold" style:font-weight-asian="bold" style:font-weight-complex="bold"/>
    </style:style>
    <style:style style:name="P15" style:family="paragraph" style:parent-style-name="Standard">
      <style:paragraph-properties fo:margin-top="0cm" fo:margin-bottom="0.101cm" fo:line-height="100%">
        <style:tab-stops>
          <style:tab-stop style:position="1.032cm"/>
        </style:tab-stops>
      </style:paragraph-properties>
      <style:text-properties fo:language="en" fo:country="US" fo:font-weight="bold" style:font-weight-asian="bold" style:font-weight-complex="bold"/>
    </style:style>
    <style:style style:name="P16"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fo:font-weight="bold" style:font-weight-asian="bold" style:font-weight-complex="bold"/>
    </style:style>
    <style:style style:name="P17" style:family="paragraph" style:parent-style-name="Standard">
      <style:paragraph-properties fo:margin-top="0cm" fo:margin-bottom="0.101cm" fo:line-height="100%">
        <style:tab-stops>
          <style:tab-stop style:position="1.535cm"/>
        </style:tab-stops>
      </style:paragraph-properties>
      <style:text-properties fo:language="en" fo:country="US" fo:font-weight="bold" style:font-weight-asian="bold" style:font-weight-complex="bold"/>
    </style:style>
    <style:style style:name="P18" style:family="paragraph" style:parent-style-name="Standard">
      <style:paragraph-properties fo:margin-top="0cm" fo:margin-bottom="0.101cm" fo:line-height="100%">
        <style:tab-stops>
          <style:tab-stop style:position="0cm"/>
          <style:tab-stop style:position="2.17cm"/>
          <style:tab-stop style:position="5.609cm"/>
          <style:tab-stop style:position="8.149cm"/>
          <style:tab-stop style:position="10.16cm"/>
          <style:tab-stop style:position="12.938cm"/>
        </style:tab-stops>
      </style:paragraph-properties>
      <style:text-properties fo:language="en" fo:country="US" fo:font-weight="bold" style:font-weight-asian="bold" style:font-weight-complex="bold"/>
    </style:style>
    <style:style style:name="P19"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91cm"/>
          <style:tab-stop style:position="14.526cm"/>
        </style:tab-stops>
      </style:paragraph-properties>
      <style:text-properties fo:language="en" fo:country="US" fo:background-color="#ffff00"/>
    </style:style>
    <style:style style:name="P20"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text-properties fo:language="en" fo:country="US" fo:background-color="#ffff00"/>
    </style:style>
    <style:style style:name="P21"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text-properties fo:language="en" fo:country="US" fo:background-color="#ffff99"/>
    </style:style>
    <style:style style:name="P22" style:family="paragraph" style:parent-style-name="Standard">
      <style:paragraph-properties fo:margin-top="0cm" fo:margin-bottom="0.101cm" fo:line-height="100%">
        <style:tab-stops>
          <style:tab-stop style:position="0.609cm"/>
        </style:tab-stops>
      </style:paragraph-properties>
      <style:text-properties fo:language="en" fo:country="US" fo:font-weight="normal" style:font-weight-asian="normal" style:font-weight-complex="normal"/>
    </style:style>
    <style:style style:name="P23" style:family="paragraph" style:parent-style-name="Standard">
      <style:paragraph-properties fo:margin-top="0cm" fo:margin-bottom="0.101cm" fo:line-height="100%">
        <style:tab-stops>
          <style:tab-stop style:position="1.032cm"/>
        </style:tab-stops>
      </style:paragraph-properties>
      <style:text-properties fo:language="en" fo:country="US" fo:font-weight="normal" style:font-weight-asian="normal" style:font-weight-complex="normal"/>
    </style:style>
    <style:style style:name="P24"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25"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91cm"/>
          <style:tab-stop style:position="14.526cm"/>
        </style:tab-stops>
      </style:paragraph-properties>
    </style:style>
    <style:style style:name="P26"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style>
    <style:style style:name="P27"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text-properties fo:background-color="#ffff00"/>
    </style:style>
    <style:style style:name="P28" style:family="paragraph" style:parent-style-name="Standard">
      <style:paragraph-properties fo:margin-top="0cm" fo:margin-bottom="0.101cm" fo:line-height="100%" fo:text-align="center" style:justify-single-word="false">
        <style:tab-stops>
          <style:tab-stop style:position="2.17cm"/>
          <style:tab-stop style:position="5.609cm"/>
          <style:tab-stop style:position="8.149cm"/>
          <style:tab-stop style:position="10.16cm"/>
          <style:tab-stop style:position="12.938cm"/>
        </style:tab-stops>
      </style:paragraph-properties>
      <style:text-properties fo:font-size="16pt" fo:language="en" fo:country="US" fo:font-weight="bold" style:font-size-asian="16pt" style:font-weight-asian="bold" style:font-size-complex="16pt" style:font-weight-complex="bold"/>
    </style:style>
    <style:style style:name="P29" style:family="paragraph" style:parent-style-name="Standard">
      <style:paragraph-properties fo:margin-top="0cm" fo:margin-bottom="0.101cm" fo:line-height="100%" fo:break-before="page"/>
      <style:text-properties fo:language="en" fo:country="US"/>
    </style:style>
    <style:style style:name="P30"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31" style:family="paragraph" style:parent-style-name="Standard">
      <style:paragraph-properties fo:margin-top="0cm" fo:margin-bottom="0.101cm" fo:line-height="100%" fo:break-before="page">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32"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65cm"/>
          <style:tab-stop style:position="14.737cm"/>
        </style:tab-stops>
        <style:background-image/>
      </style:paragraph-properties>
      <style:text-properties fo:language="en" fo:country="US" fo:background-color="#ffff99"/>
    </style:style>
    <style:style style:name="P33"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91cm"/>
          <style:tab-stop style:position="14.526cm"/>
        </style:tab-stops>
        <style:background-image/>
      </style:paragraph-properties>
      <style:text-properties fo:language="en" fo:country="US" fo:background-color="#ffff99"/>
    </style:style>
    <style:style style:name="P34"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12cm"/>
          <style:tab-stop style:position="14.473cm"/>
        </style:tab-stops>
        <style:background-image/>
      </style:paragraph-properties>
      <style:text-properties fo:language="en" fo:country="US" fo:background-color="#ffff99"/>
    </style:style>
    <style:style style:name="P35"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91cm"/>
          <style:tab-stop style:position="14.526cm"/>
        </style:tab-stops>
        <style:background-image/>
      </style:paragraph-properties>
      <style:text-properties fo:language="en" fo:country="US" fo:background-color="transparent"/>
    </style:style>
    <style:style style:name="P36"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37" style:family="paragraph" style:parent-style-name="Standard" style:master-page-name="Standard">
      <style:paragraph-properties fo:margin-top="0cm" fo:margin-bottom="0cm" fo:text-align="center" style:justify-single-word="false" style:page-number="auto"/>
      <style:text-properties fo:font-size="22pt" fo:language="zxx" fo:country="none" style:font-size-asian="22pt" style:language-asian="zxx" style:country-asian="none" style:font-size-complex="22pt"/>
    </style:style>
    <style:style style:name="P38" style:family="paragraph" style:parent-style-name="Standard">
      <style:paragraph-properties>
        <style:tab-stops>
          <style:tab-stop style:position="0.609cm"/>
        </style:tab-stops>
      </style:paragraph-properties>
      <style:text-properties fo:font-weight="normal" style:font-weight-asian="normal" style:font-weight-complex="normal"/>
    </style:style>
    <style:style style:name="P39" style:family="paragraph" style:parent-style-name="Standard">
      <style:paragraph-properties>
        <style:tab-stops>
          <style:tab-stop style:position="0.265cm"/>
        </style:tab-stops>
      </style:paragraph-properties>
      <style:text-properties fo:font-weight="bold" style:font-weight-asian="bold" style:font-weight-complex="bold"/>
    </style:style>
    <style:style style:name="P40" style:family="paragraph" style:parent-style-name="Standard">
      <style:paragraph-properties fo:margin-top="0cm" fo:margin-bottom="0.101cm" fo:line-height="100%">
        <style:tab-stops>
          <style:tab-stop style:position="1.032cm"/>
        </style:tab-stops>
      </style:paragraph-properties>
      <style:text-properties fo:language="en" fo:country="US" fo:font-weight="normal" style:font-weight-asian="normal" style:font-weight-complex="normal"/>
    </style:style>
    <style:style style:name="P41"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fo:font-weight="normal" style:font-weight-asian="normal" style:font-weight-complex="normal"/>
    </style:style>
    <style:style style:name="P42" style:family="paragraph" style:parent-style-name="Standard">
      <style:paragraph-properties fo:margin-top="0cm" fo:margin-bottom="0.101cm" fo:line-height="100%">
        <style:tab-stops>
          <style:tab-stop style:position="0cm"/>
          <style:tab-stop style:position="0.106cm"/>
          <style:tab-stop style:position="2.17cm"/>
          <style:tab-stop style:position="5.609cm"/>
          <style:tab-stop style:position="8.149cm"/>
          <style:tab-stop style:position="10.16cm"/>
          <style:tab-stop style:position="12.938cm"/>
        </style:tab-stops>
      </style:paragraph-properties>
      <style:text-properties fo:language="en" fo:country="US" fo:font-weight="normal" style:font-weight-asian="normal" style:font-weight-complex="normal"/>
    </style:style>
    <style:style style:name="P43" style:family="paragraph" style:parent-style-name="Standard">
      <style:paragraph-properties fo:margin-top="0cm" fo:margin-bottom="0.101cm" fo:line-height="100%" fo:text-align="center" style:justify-single-word="false">
        <style:tab-stops>
          <style:tab-stop style:position="2.17cm"/>
          <style:tab-stop style:position="5.609cm"/>
          <style:tab-stop style:position="8.149cm"/>
          <style:tab-stop style:position="10.16cm"/>
          <style:tab-stop style:position="12.938cm"/>
        </style:tab-stops>
      </style:paragraph-properties>
      <style:text-properties fo:font-size="16pt" fo:language="en" fo:country="US" fo:font-weight="bold" style:font-size-asian="16pt" style:font-weight-asian="bold" style:font-size-complex="16pt" style:font-weight-complex="bold"/>
    </style:style>
    <style:style style:name="P44"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fo:font-weight="normal" style:font-weight-asian="normal" style:font-weight-complex="normal"/>
    </style:style>
    <style:style style:name="P45" style:family="paragraph">
      <style:paragraph-properties fo:margin-top="0cm" fo:margin-bottom="0cm" fo:line-height="115%" fo:text-align="center" style:writing-mode="lr-tb"/>
    </style:style>
    <style:style style:name="P46" style:family="paragraph">
      <style:paragraph-properties fo:margin-top="0cm" fo:margin-bottom="0cm" fo:line-height="100%" fo:text-align="center" style:writing-mode="lr-tb"/>
    </style:style>
    <style:style style:name="P47" style:family="paragraph">
      <style:paragraph-properties fo:margin-top="0cm" fo:margin-bottom="0cm" fo:line-height="100%" fo:text-align="start" style:writing-mode="lr-tb"/>
    </style:style>
    <style:style style:name="P48" style:family="paragraph">
      <style:paragraph-properties fo:margin-top="0cm" fo:margin-bottom="0.353cm" fo:line-height="115%" style:writing-mode="lr-tb"/>
    </style:style>
    <style:style style:name="P49" style:family="paragraph">
      <style:paragraph-properties fo:margin-top="0cm" fo:margin-bottom="0cm" fo:line-height="100%" style:writing-mode="lr-tb"/>
    </style:style>
    <style:style style:name="P50" style:family="paragraph">
      <style:paragraph-properties style:line-height-at-least="0.1cm"/>
    </style:style>
    <style:style style:name="P51" style:family="paragraph">
      <style:paragraph-properties fo:text-align="center" style:writing-mode="lr-tb"/>
    </style:style>
    <style:style style:name="P52" style:family="paragraph">
      <style:paragraph-properties fo:margin-top="0cm" fo:margin-bottom="0cm" fo:line-height="115%" fo:text-align="start" style:writing-mode="lr-tb"/>
    </style:style>
    <style:style style:name="P53" style:family="paragraph">
      <style:paragraph-properties fo:margin-top="0cm" fo:margin-bottom="0cm" fo:line-height="115%" style:writing-mode="lr-tb"/>
    </style:style>
    <style:style style:name="P54" style:family="paragraph">
      <style:paragraph-properties fo:margin-top="0cm" fo:margin-bottom="0cm" fo:line-height="100%" fo:text-align="center" style:writing-mode="lr-tb"/>
      <style:text-properties fo:font-size="10pt" style:font-size-asian="10pt" style:font-size-complex="10pt"/>
    </style:style>
    <style:style style:name="P55" style:family="paragraph">
      <style:paragraph-properties fo:text-align="center"/>
    </style:style>
    <style:style style:name="P56" style:family="paragraph">
      <style:paragraph-properties fo:margin-top="0cm" fo:margin-bottom="0.353cm" fo:line-height="115%" fo:text-align="center" style:writing-mode="lr-tb"/>
    </style:style>
    <style:style style:name="P57" style:family="paragraph">
      <style:paragraph-properties fo:margin-top="0cm" fo:margin-bottom="0.353cm" fo:line-height="115%" fo:text-align="center" style:writing-mode="lr-tb"/>
      <style:text-properties fo:font-size="22pt" style:font-size-asian="22pt" style:font-size-complex="22pt"/>
    </style:style>
    <style:style style:name="P58" style:family="paragraph">
      <style:paragraph-properties fo:text-align="center" style:writing-mode="lr-tb"/>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ffff99"/>
    </style:style>
    <style:style style:name="T5" style:family="text">
      <style:text-properties fo:language="en" fo:country="US" fo:background-color="#ffff00"/>
    </style:style>
    <style:style style:name="T6"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7" style:family="text">
      <style:text-properties fo:background-color="#ffff99"/>
    </style:style>
    <style:style style:name="T8" style:family="text">
      <style:text-properties fo:font-weight="normal" style:font-weight-asian="normal" style:font-weight-complex="normal"/>
    </style:style>
    <style:style style:name="T9"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10"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1"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2"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3"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T14" style:family="text">
      <style:text-properties fo:font-size="22pt" style:font-size-asian="22pt" style:font-size-complex="22pt"/>
    </style:style>
    <style:style style:name="T15" style:family="text">
      <style:text-properties style:font-name="Calibri" fo:font-size="10pt" fo:language="it" fo:country="IT" style:font-name-asian="Calibri" style:font-size-asian="10pt" style:font-name-complex="Times New Roman" style:font-size-complex="10pt" style:language-complex="ar" style:country-complex="SA"/>
    </style:style>
    <style:style style:name="T16"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embossed"/>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28cm" svg:stroke-color="#8000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solid" svg:stroke-width="0.28cm" svg:stroke-color="#8000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solid" svg:stroke-width="0.28cm" svg:stroke-color="#ffff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stroke="solid" svg:stroke-width="0.28cm" svg:stroke-color="#ff6633"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solid" svg:stroke-width="0.28cm" svg:stroke-color="#ffff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dash" draw:stroke-dash="Ultrafine_20_Dashed" svg:stroke-width="0.28cm" svg:stroke-color="#ff6633"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5" style:family="graphic">
      <style:graphic-properties draw:stroke="solid" svg:stroke-width="0.076cm" svg:stroke-color="#ffff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6" style:family="graphic">
      <style:graphic-properties draw:stroke="dash" draw:stroke-dash="Line_20_with_20_Fine_20_Dots" svg:stroke-width="0.076cm" svg:stroke-color="#ffff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76cm" svg:stroke-color="#0000ff"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48" xml:id="id1" draw:id="id1" svg:width="6.43cm" svg:height="3.155cm" svg:x="2.417cm" svg:y="7.281cm">
        <text:p text:style-name="P45"><text:span text:style-name="T9">TESTATA DOCUMENTO</text:span></text:p>
        <text:p text:style-name="P46"><text:span text:style-name="T9">Tesdoc</text:span></text:p>
        <text:p text:style-name="P47"><text:span text:style-name="T10">nrmagsrc</text:span></text:p>
        <text:p text:style-name="P47"><text:span text:style-name="T10">nrmagdst</text:span></text:p>
        <text:p text:style-name="P47"><text:span text:style-name="T9">sconto</text:span></text:p>
        <text:p text:style-name="P47"><text:span text:style-name="T10">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48" xml:id="id4" draw:id="id4" svg:width="6.963cm" svg:height="4.366cm" svg:x="11.938cm" svg:y="5.295cm">
        <text:p text:style-name="P46"><text:span text:style-name="T9">CAUSALI MAGAZZINO</text:span></text:p>
        <text:p text:style-name="P46"><text:span text:style-name="T9">Causmag</text:span></text:p>
        <text:p text:style-name="P49"><text:span text:style-name="T10">tipo</text:span><text:span text:style-name="T9">: usc/ent/trasf</text:span></text:p>
        <text:p text:style-name="P49"><text:span text:style-name="T10">tipo_doc</text:span><text:span text:style-name="T11">:</text:span></text:p>
        <text:p text:style-name="P50"><text:span text:style-name="T10">movimpmag</text:span><text:span text:style-name="T9">:Mov/Imp/Nul</text:span></text:p>
        <text:p text:style-name="P50"><text:span text:style-name="T10">Magcli</text:span><text:span text:style-name="T9">: C=Carico - S=Scarico</text:span></text:p>
        <text:p text:style-name="P50"><text:span text:style-name="T10">contabile</text:span><text:span text:style-name="T9">: S/N</text:span></text:p>
        <text:p text:style-name="P50"><text:span text:style-name="T10">nrmagsrc</text:span><text:span text:style-name="T9">:Proposto su tesdoc</text:span></text:p>
        <text:p text:style-name="P50"><text:span text:style-name="T10">nrmagdst</text:span><text:span text:style-name="T9">: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51" draw:type="line" svg:x1="12.532cm" svg:y1="10.435cm" svg:x2="12.545cm" svg:y2="11.652cm" draw:start-shape="id1" draw:start-glue-point="6" draw:end-shape="id2" svg:d="m12532 10435 13 1217">
        <text:p/>
      </draw:connector>
      <draw:custom-shape text:anchor-type="page" text:anchor-page-number="1" draw:z-index="3" draw:style-name="gr1" draw:text-style-name="P53" xml:id="id3" draw:id="id3" svg:width="6.989cm" svg:height="2.654cm" svg:x="11.938cm" svg:y="12.889cm">
        <text:p text:style-name="P45"><text:span text:style-name="T9">CONTI CLIENTI/FORNITORI</text:span></text:p>
        <text:p text:style-name="P46"><text:span text:style-name="T9">Conto</text:span></text:p>
        <text:p text:style-name="P52"><text:span text:style-name="T10">tipoconto</text:span><text:span text:style-name="T9">: C/F/A (cliente/fornitore/altro)</text:span></text:p>
        <text:p text:style-name="P52"><text:span text:style-name="T9">sconto</text:span></text:p>
        <text:p text:style-name="P52"><text:span text:style-name="T10">tipopeo</text:span><text:span text:style-name="T12">: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51" draw:type="line" svg:x1="18.838cm" svg:y1="14.215cm" svg:x2="15.746cm" svg:y2="8.858cm" draw:start-shape="id3" draw:end-shape="id1" draw:end-glue-point="7" svg:d="m18838 14215-3092-5357">
        <text:p/>
      </draw:connector>
      <draw:connector text:anchor-type="page" text:anchor-page-number="1" draw:z-index="5" draw:style-name="gr4" draw:text-style-name="P51" draw:type="line" svg:x1="18.838cm" svg:y1="7.477cm" svg:x2="15.746cm" svg:y2="8.858cm" draw:start-shape="id4" draw:end-shape="id1" draw:end-glue-point="7" svg:d="m18838 7477-3092 1381">
        <text:p/>
      </draw:connector>
      <draw:custom-shape text:anchor-type="page" text:anchor-page-number="1" draw:z-index="6" draw:style-name="gr1" draw:text-style-name="P48" xml:id="id2" draw:id="id2" svg:width="4.717cm" svg:height="2.467cm" svg:x="3.286cm" svg:y="11.652cm">
        <text:p text:style-name="P45"><text:span text:style-name="T9">RIGHE DOCUMENTO</text:span></text:p>
        <text:p text:style-name="P46"><text:span text:style-name="T9">Rigdoc</text:span></text:p>
        <text:p text:style-name="P47"><text:span text:style-name="T9">sconto</text:span></text:p>
        <text:p text:style-name="P47"><text:span text:style-name="T9">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48" xml:id="id9" draw:id="id9" svg:width="4.717cm" svg:height="2.467cm" svg:x="3.286cm" svg:y="15.909cm">
        <text:p text:style-name="P45"><text:span text:style-name="T9">ARTICOLI DI MAGAZZINO</text:span></text:p>
        <text:p text:style-name="P46"><text:span text:style-name="T9">Article</text:span></text:p>
        <text:p text:style-name="P47"><text:span text:style-name="T9">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45" xml:id="id5" draw:id="id5" svg:width="6.963cm" svg:height="1.773cm" svg:x="11.938cm" svg:y="16.222cm">
        <text:p text:style-name="P45"><text:span text:style-name="T9">ANAGRAFICA GENERALE</text:span></text:p>
        <text:p text:style-name="P46"><text:span text:style-name="T9">Anagen</text:span></text:p>
        <text:p text:style-name="P47"><text:span text:style-name="T10">tipo</text:span><text:span text:style-name="T12">:Tipo sogg.(F=Fisica – G=Giuridic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54" xml:id="id6" draw:id="id6" svg:width="6.989cm" svg:height="3.74cm" svg:x="11.938cm" svg:y="18.868cm">
        <text:p text:style-name="P46"><text:span text:style-name="T13">INDIRIZZI ANAGRAFICI</text:span></text:p>
        <text:p text:style-name="P46"><text:span text:style-name="T13">Anaind</text:span></text:p>
        <text:p text:style-name="P46"><text:span text:style-name="T13"/></text:p>
        <text:p text:style-name="P49"><text:span text:style-name="T13">flsl: Flag sede legale</text:span></text:p>
        <text:p text:style-name="P49"><text:span text:style-name="T13">flsp: Flag indir. spedizione</text:span></text:p>
        <text:p text:style-name="P49"><text:span text:style-name="T13">flmg: Flag Indir. di magazzino</text:span></text:p>
        <text:p text:style-name="P49"><text:span text:style-name="T10">nrmag</text:span><text:span text:style-name="T13">: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51" draw:type="line" svg:x1="22.32cm" svg:y1="16.222cm" svg:x2="22.333cm" svg:y2="15.542cm" draw:start-shape="id5" draw:start-glue-point="4" draw:end-shape="id3" svg:d="m22320 16222 13-680">
        <text:p/>
      </draw:connector>
      <draw:connector text:anchor-type="page" text:anchor-page-number="1" draw:z-index="11" draw:style-name="gr2" draw:text-style-name="P51" draw:type="line" svg:x1="22.32cm" svg:y1="17.995cm" svg:x2="22.333cm" svg:y2="18.868cm" draw:start-shape="id5" draw:start-glue-point="6" draw:end-shape="id6" draw:end-glue-point="4" svg:d="m22320 17995 13 873">
        <text:p/>
      </draw:connector>
      <draw:custom-shape text:anchor-type="page" text:anchor-page-number="1" draw:z-index="12" draw:style-name="gr1" draw:text-style-name="P48" xml:id="id7" draw:id="id7" svg:width="4.717cm" svg:height="1.826cm" svg:x="13.1cm" svg:y="23.202cm">
        <text:p text:style-name="P45"><text:span text:style-name="T9">COMUNI ITALIANI</text:span></text:p>
        <text:p text:style-name="P45"><text:span text:style-name="T9">CITTA' <text:s/>STRANIERE</text:span></text:p>
        <text:p text:style-name="P46"><text:span text:style-name="T9">Localita</text:span></text:p>
        <text:p text:style-name="P47"><text:span text:style-name="T9"/></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51" draw:type="line" svg:x1="22.359cm" svg:y1="23.202cm" svg:x2="22.333cm" svg:y2="22.608cm" draw:start-shape="id7" draw:start-glue-point="4" draw:end-shape="id6" svg:d="m22359 23202-26-594">
        <text:p/>
      </draw:connector>
      <draw:custom-shape text:anchor-type="page" text:anchor-page-number="1" draw:z-index="14" draw:style-name="gr1" draw:text-style-name="P48" xml:id="id8" draw:id="id8" svg:width="4.717cm" svg:height="1.654cm" svg:x="13.127cm" svg:y="25.867cm">
        <text:p text:style-name="P45"><text:span text:style-name="T9">PAESI/STATI ESTERI</text:span></text:p>
        <text:p text:style-name="P46"><text:span text:style-name="T9">Paesi</text:span></text:p>
        <text:p text:style-name="P50"><text:span text:style-name="T10">tpeu</text:span><text:span text:style-name="T12">: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51" draw:type="line" svg:x1="22.386cm" svg:y1="25.867cm" svg:x2="22.359cm" svg:y2="25.028cm" draw:start-shape="id8" draw:end-shape="id7" draw:end-glue-point="6" svg:d="m22386 25867-27-839">
        <text:p/>
      </draw:connector>
      <draw:connector text:anchor-type="page" text:anchor-page-number="1" draw:z-index="16" draw:style-name="gr3" draw:text-style-name="P51" draw:type="line" svg:x1="12.545cm" svg:y1="15.909cm" svg:x2="12.545cm" svg:y2="14.118cm" draw:start-shape="id9" draw:start-glue-point="4" draw:end-shape="id2" draw:end-glue-point="6" svg:d="m12545 15909v-1791">
        <text:p/>
      </draw:connector>
      <draw:line text:anchor-type="page" text:anchor-page-number="1" draw:z-index="18" draw:style-name="gr6" draw:text-style-name="P55" svg:x1="12.312cm" svg:y1="22.019cm" svg:x2="4.424cm" svg:y2="9.033cm">
        <text:p/>
      </draw:line>
      <draw:custom-shape text:anchor-type="page" text:anchor-page-number="1" draw:z-index="29" draw:style-name="gr1" draw:text-style-name="P48" xml:id="id10" draw:id="id10" svg:width="6.963cm" svg:height="1.959cm" svg:x="11.938cm" svg:y="10.64cm">
        <text:p text:style-name="P46"><text:span text:style-name="T9">CAUSALI CONTABILI</text:span></text:p>
        <text:p text:style-name="P46"><text:span text:style-name="T9">Causali</text:span></text:p>
        <text:p text:style-name="P49"><text:span text:style-name="T10">tipoiva</text:span><text:span text:style-name="T9">: S/N</text:span></text:p>
        <text:p text:style-name="P49"><text:span text:style-name="T10">tiporeg</text:span><text:span text:style-name="T9">: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51" draw:type="line" svg:x1="22.32cm" svg:y1="10.64cm" svg:x2="22.32cm" svg:y2="9.661cm" draw:start-shape="id10" draw:start-glue-point="4" draw:end-shape="id4" draw:end-glue-point="6" svg:d="m22320 10640v-979">
        <text:p/>
      </draw:connector>
      <draw:custom-shape text:anchor-type="page" text:anchor-page-number="7" draw:z-index="31" draw:style-name="gr1" draw:text-style-name="P57" xml:id="id13" draw:id="id13" svg:width="4.652cm" svg:height="1.354cm" svg:x="5.886cm" svg:y="2.836cm">
        <text:p text:style-name="P56"><text:span text:style-name="T14">PRODUTT.</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2" draw:style-name="gr1" draw:text-style-name="P57" xml:id="id15" draw:id="id15" svg:width="6.615cm" svg:height="1.354cm" svg:x="8.105cm" svg:y="12.688cm">
        <text:p text:style-name="P56"><text:span text:style-name="T14">DISTRIBUTOR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3" draw:style-name="gr1" draw:text-style-name="P57" xml:id="id16" draw:id="id16" svg:width="4.128cm" svg:height="1.354cm" svg:x="2.073cm" svg:y="9.186cm">
        <text:p text:style-name="P56"><text:span text:style-name="T14">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4" draw:style-name="gr1" draw:text-style-name="P57" xml:id="id12" draw:id="id12" svg:width="4.097cm" svg:height="1.354cm" svg:x="14.751cm" svg:y="3.286cm">
        <text:p text:style-name="P56"><text:span text:style-name="T14">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5" draw:style-name="gr1" draw:text-style-name="P57" xml:id="id11" draw:id="id11" svg:width="4.128cm" svg:height="1.354cm" svg:x="10.756cm" svg:y="6.597cm">
        <text:p text:style-name="P56"><text:span text:style-name="T14">EIFI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36" draw:style-name="gr9" draw:text-style-name="P58" draw:type="line" svg:x1="22.786cm" svg:y1="189.482cm" svg:x2="24.702cm" svg:y2="186.849cm" draw:start-shape="id11" draw:end-shape="id12" draw:end-glue-point="6" svg:d="m22786 189482 1916-2633">
        <text:p text:style-name="P51"><text:span text:style-name="T8">Ddt C/Ass. + Fatt.Riep.</text:span></text:p>
        <text:p text:style-name="P51"><text:span text:style-name="T8">Reso C/Ass. + NC Riep.</text:span></text:p>
      </draw:connector>
      <draw:connector text:anchor-type="page" text:anchor-page-number="7" draw:z-index="37" draw:style-name="gr10" draw:text-style-name="P51" draw:type="line" svg:x1="3.052cm" svg:y1="19.445cm" svg:x2="5.009cm" svg:y2="19.456cm" svg:d="m3052 19445 1957 11">
        <text:p/>
      </draw:connector>
      <draw:connector text:anchor-type="page" text:anchor-page-number="7" draw:z-index="38" draw:style-name="gr11" draw:text-style-name="P51" draw:type="line" svg:x1="3.078cm" svg:y1="20.583cm" svg:x2="5.036cm" svg:y2="20.593cm" svg:d="m3078 20583 1958 10">
        <text:p/>
      </draw:connector>
      <draw:connector text:anchor-type="page" text:anchor-page-number="7" draw:z-index="39" draw:style-name="gr12" draw:text-style-name="P51" draw:type="line" svg:x1="3.052cm" svg:y1="21.694cm" svg:x2="5.009cm" svg:y2="21.705cm" svg:d="m3052 21694 1957 11">
        <text:p/>
      </draw:connector>
      <draw:connector text:anchor-type="page" text:anchor-page-number="7" draw:z-index="40" draw:style-name="gr9" draw:text-style-name="P51" draw:type="line" svg:x1="16.115cm" svg:y1="186.399cm" svg:x2="18.658cm" svg:y2="189.484cm" draw:start-shape="id13" draw:start-glue-point="6" draw:end-shape="id11" draw:end-glue-point="5" svg:d="m16115 186399 2543 3085">
        <text:p text:style-name="P51">Fatt. da Prod.</text:p>
        <text:p text:style-name="P51">Reso/NC</text:p>
      </draw:connector>
      <draw:custom-shape text:anchor-type="page" text:anchor-page-number="7" draw:z-index="41" draw:style-name="gr1" draw:text-style-name="P57" xml:id="id14" draw:id="id14" svg:width="4.097cm" svg:height="1.354cm" svg:x="14.698cm" svg:y="9.483cm">
        <text:p text:style-name="P56"><text:span text:style-name="T14">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42" draw:style-name="gr9" draw:text-style-name="P58" draw:type="line" svg:x1="20.722cm" svg:y1="190.16cm" svg:x2="22.601cm" svg:y2="192.368cm" draw:start-shape="id11" draw:start-glue-point="6" draw:end-shape="id14" svg:d="m20722 190160 1879 2208">
        <text:p text:style-name="P51"><text:span text:style-name="T8">Fatt.Imm.</text:span></text:p>
        <text:p text:style-name="P51"><text:span text:style-name="T8">NC Imm.</text:span></text:p>
      </draw:connector>
      <draw:connector text:anchor-type="page" text:anchor-page-number="7" draw:z-index="43" draw:style-name="gr13" draw:text-style-name="P58" draw:type="line" svg:x1="20.722cm" svg:y1="190.16cm" svg:x2="19.315cm" svg:y2="194.897cm" draw:start-shape="id11" draw:start-glue-point="6" draw:end-shape="id15" draw:end-glue-point="4" svg:d="m20722 190160-1407 4737">
        <text:p text:style-name="P51"><text:span text:style-name="T8">Ddt C/Vend.</text:span></text:p>
        <text:p text:style-name="P51"><text:span text:style-name="T8">Reso C/Vend.</text:span></text:p>
      </draw:connector>
      <draw:connector text:anchor-type="page" text:anchor-page-number="7" draw:z-index="44" draw:style-name="gr14" draw:text-style-name="P51" draw:type="line" svg:x1="18.658cm" svg:y1="189.482cm" svg:x2="14.102cm" svg:y2="192.072cm" draw:start-shape="id11" draw:end-shape="id16" svg:d="m18658 189482-4556 2590">
        <text:p text:style-name="P51">Fatt. Rend. Vendite</text:p>
        <text:p text:style-name="P51">NC. Rendiconto Resi</text:p>
      </draw:connector>
      <draw:connector text:anchor-type="page" text:anchor-page-number="7" draw:z-index="45" draw:style-name="gr14" draw:text-style-name="P51" draw:type="line" svg:x1="11.412cm" svg:y1="12.688cm" svg:x2="6.2cm" svg:y2="9.862cm" svg:d="m11412 12688-5212-2826">
        <text:p text:style-name="P51">Fatt. Rend. Vendite</text:p>
        <text:p text:style-name="P51">NC. Rendiconto Resi</text:p>
      </draw:connector>
      <draw:custom-shape text:anchor-type="page" text:anchor-page-number="10" draw:z-index="46" draw:style-name="gr1" draw:text-style-name="P48" xml:id="id20" draw:id="id20" svg:width="6.43cm" svg:height="3.155cm" svg:x="2.946cm" svg:y="12.936cm">
        <text:p text:style-name="P45"><text:span text:style-name="T9">TESTATA DOCUMENTO</text:span></text:p>
        <text:p text:style-name="P46"><text:span text:style-name="T9">Tesdoc</text:span></text:p>
        <text:p text:style-name="P47"><text:span text:style-name="T9"/></text:p>
        <text:p text:style-name="P47"><text:span text:style-name="T9"/></text:p>
        <text:p text:style-name="P47"><text:span text:style-name="T9"/></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0" draw:z-index="47" draw:style-name="gr1" draw:text-style-name="P48" xml:id="id22" draw:id="id22" svg:width="4.717cm" svg:height="2.467cm" svg:x="8.287cm" svg:y="18.147cm">
        <text:p text:style-name="P45"><text:span text:style-name="T9">RIGHE DOCUMENTO</text:span></text:p>
        <text:p text:style-name="P46"><text:span text:style-name="T9">Rigdoc</text:span></text:p>
        <text:p text:style-name="P47"><text:span text:style-name="T9">iva_i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0" draw:z-index="48" draw:style-name="gr1" draw:text-style-name="P45" xml:id="id17" draw:id="id17" svg:width="5.292cm" svg:height="1.773cm" svg:x="12.762cm" svg:y="9.867cm">
        <text:p text:style-name="P45"><text:span text:style-name="T9">ANAGRAFICA GENERALE</text:span></text:p>
        <text:p text:style-name="P46"><text:span text:style-name="T9">Anagen</text:span></text:p>
        <text:p text:style-name="P47"><text:span text:style-name="T15"/></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0" draw:z-index="49" draw:style-name="gr1" draw:text-style-name="P54" xml:id="id18" draw:id="id18" svg:width="5.134cm" svg:height="3.74cm" svg:x="12.894cm" svg:y="4.946cm">
        <text:p text:style-name="P46"><text:span text:style-name="T13">INDIRIZZI ANAGRAFICI</text:span></text:p>
        <text:p text:style-name="P46"><text:span text:style-name="T13">Anaind</text:span></text:p>
        <text:p text:style-name="P46"><text:span text:style-name="T13"/></text:p>
        <text:p text:style-name="P49"><text:span text:style-name="T13">flsp: Flag indir. spedizione</text:span></text:p>
        <text:p text:style-name="P49"><text:span text:style-name="T13"/></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0" draw:z-index="50" draw:style-name="gr2" draw:text-style-name="P51" draw:type="line" svg:x1="15.408cm" svg:y1="9.867cm" svg:x2="15.46cm" svg:y2="8.685cm" draw:start-shape="id17" draw:start-glue-point="4" draw:end-shape="id18" svg:d="m15408 9867 52-1182">
        <text:p/>
      </draw:connector>
      <draw:custom-shape text:anchor-type="page" text:anchor-page-number="10" draw:z-index="51" draw:style-name="gr1" draw:text-style-name="P53" xml:id="id19" draw:id="id19" svg:width="5.16cm" svg:height="2.654cm" svg:x="12.762cm" svg:y="13.192cm">
        <text:p text:style-name="P45"><text:span text:style-name="T9">CONTI CLIENTI/FORNITORI</text:span></text:p>
        <text:p text:style-name="P46"><text:span text:style-name="T9">Conto</text:span></text:p>
        <text:p text:style-name="P52"><text:span text:style-name="T15"/></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0" draw:z-index="52" draw:style-name="gr3" draw:text-style-name="P51" draw:type="line" svg:x1="15.408cm" svg:y1="11.64cm" svg:x2="15.341cm" svg:y2="13.192cm" draw:start-shape="id17" draw:start-glue-point="6" draw:end-shape="id19" draw:end-glue-point="4" svg:d="m15408 11640-67 1552">
        <text:p/>
      </draw:connector>
      <draw:connector text:anchor-type="page" text:anchor-page-number="10" draw:z-index="53" draw:style-name="gr3" draw:text-style-name="P51" draw:type="line" svg:x1="12.762cm" svg:y1="14.519cm" svg:x2="9.375cm" svg:y2="14.513cm" draw:start-shape="id19" draw:end-shape="id20" draw:end-glue-point="7" svg:d="m12762 14519-3387-6">
        <text:p/>
      </draw:connector>
      <draw:custom-shape text:anchor-type="page" text:anchor-page-number="10" draw:z-index="58" draw:style-name="gr1" draw:text-style-name="P48" xml:id="id23" draw:id="id23" svg:width="4.717cm" svg:height="3.883cm" svg:x="3.789cm" svg:y="4.927cm">
        <text:p text:style-name="P45"><text:span text:style-name="T9">DATI SPEDIZIONE</text:span></text:p>
        <text:p text:style-name="P46"><text:span text:style-name="T9">Spediz</text:span></text:p>
        <text:p text:style-name="P47"><text:span text:style-name="T10">caustra</text:span></text:p>
        <text:p text:style-name="P47"><text:span text:style-name="T10">corriere</text:span></text:p>
        <text:p text:style-name="P47"><text:span text:style-name="T10">aspetto</text:span></text:p>
        <text:p text:style-name="P47"><text:span text:style-name="T10">um</text:span></text:p>
        <text:p text:style-name="P47"><text:span text:style-name="T10">porto</text:span></text:p>
        <text:p text:style-name="P47"><text:span text:style-name="T16"/></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0" draw:z-index="59" draw:style-name="gr1" draw:text-style-name="P48" xml:id="id21" draw:id="id21" svg:width="4.717cm" svg:height="2.467cm" svg:x="2.459cm" svg:y="18.189cm">
        <text:p text:style-name="P45"><text:span text:style-name="T9">ALIQ. IVA/ESENZIONI</text:span></text:p>
        <text:p text:style-name="P47"><text:span text:style-name="T9"/></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0" draw:z-index="60" draw:style-name="gr3" draw:text-style-name="P51" draw:type="line" svg:x1="4.817cm" svg:y1="18.189cm" svg:x2="6.161cm" svg:y2="16.09cm" draw:start-shape="id21" draw:start-glue-point="4" draw:end-shape="id20" draw:end-glue-point="6" svg:d="m4817 18189 1344-2099">
        <text:p/>
      </draw:connector>
      <draw:connector text:anchor-type="page" text:anchor-page-number="10" draw:z-index="61" draw:style-name="gr3" draw:text-style-name="P51" draw:type="line" svg:x1="7.176cm" svg:y1="19.422cm" svg:x2="8.287cm" svg:y2="19.38cm" draw:start-shape="id21" draw:end-shape="id22" draw:end-glue-point="5" svg:d="m7176 19422 1111-42">
        <text:p/>
      </draw:connector>
      <draw:connector text:anchor-type="page" text:anchor-page-number="10" draw:z-index="62" draw:style-name="gr15" draw:text-style-name="P51" draw:type="line" svg:x1="12.894cm" svg:y1="6.816cm" svg:x2="8.505cm" svg:y2="6.867cm" draw:start-shape="id18" draw:end-shape="id23" svg:d="m12894 6816-4389 51">
        <text:p/>
      </draw:connector>
      <draw:connector text:anchor-type="page" text:anchor-page-number="10" draw:z-index="64" draw:style-name="gr2" draw:text-style-name="P51" draw:type="line" svg:x1="6.161cm" svg:y1="16.09cm" svg:x2="10.645cm" svg:y2="18.147cm" draw:start-shape="id20" draw:start-glue-point="6" draw:end-shape="id22" draw:end-glue-point="4" svg:d="m6161 16090 4484 2057">
        <text:p/>
      </draw:connector>
      <draw:connector text:anchor-type="page" text:anchor-page-number="10" draw:z-index="65" draw:style-name="gr17" draw:text-style-name="P51" draw:type="line" svg:x1="6.161cm" svg:y1="12.936cm" svg:x2="6.147cm" svg:y2="8.809cm" draw:start-shape="id20" draw:start-glue-point="4" draw:end-shape="id23" svg:d="m6161 12936-14-4127">
        <text:p/>
      </draw:connector>
      <draw:custom-shape text:anchor-type="page" text:anchor-page-number="10" draw:z-index="66" draw:style-name="gr1" draw:text-style-name="P48" svg:width="4.717cm" svg:height="2.467cm" svg:x="14.187cm" svg:y="18.184cm">
        <text:p text:style-name="P45"><text:span text:style-name="T9">ARTICOLI DI MAGAZZINO</text:span></text:p>
        <text:p text:style-name="P46"><text:span text:style-name="T9">Article</text:span></text:p>
        <text:p text:style-name="P47"><text:span text:style-name="T9">iva_i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ext:p text:style-name="P37">RELAZIONI MODELLI </text:p>
      <text:p text:style-name="P36">ATTRIBUTI SIGNIFICATIVI</text:p>
      <text:p text:style-name="P36"/>
      <text:p text:style-name="Standard"/>
      <text:p text:style-name="P1"><draw:line text:anchor-type="paragraph" draw:z-index="21" draw:style-name="gr5" draw:text-style-name="P55" svg:x1="10.312cm" svg:y1="-0.016cm" svg:x2="2.424cm" svg:y2="1.974cm"><text:p/></draw:line><draw:line text:anchor-type="paragraph" draw:z-index="23" draw:style-name="gr5" draw:text-style-name="P55" svg:x1="10.312cm" svg:y1="-0.016cm" svg:x2="2.424cm" svg:y2="2.371cm"><text:p/></draw:line></text:p>
      <text:p text:style-name="P1"/>
      <text:p text:style-name="P1"><draw:line text:anchor-type="paragraph" draw:z-index="17" draw:style-name="gr5" draw:text-style-name="P55" svg:x1="10.312cm" svg:y1="13.561cm" svg:x2="2.424cm" svg:y2="0.14cm"><text:p/></draw:line><draw:line text:anchor-type="paragraph" draw:z-index="19" draw:style-name="gr5" draw:text-style-name="P55" svg:x1="10.312cm" svg:y1="0.406cm" svg:x2="2.424cm" svg:y2="0.173cm"><text:p/></draw:line></text:p>
      <text:p text:style-name="Standard"><draw:line text:anchor-type="paragraph" draw:z-index="20" draw:style-name="gr5" draw:text-style-name="P55" svg:x1="10.312cm" svg:y1="-0.093cm" svg:x2="2.424cm" svg:y2="-0.326cm"><text:p/></draw:line><draw:line text:anchor-type="paragraph" draw:z-index="24" draw:style-name="gr5" draw:text-style-name="P55" svg:x1="10.312cm" svg:y1="5.472cm" svg:x2="1.898cm" svg:y2="0.175cm"><text:p/></draw:line><draw:line text:anchor-type="paragraph" draw:z-index="25" draw:style-name="gr5" draw:text-style-name="P55" svg:x1="0.696cm" svg:y1="0.046cm" svg:x2="2.675cm" svg:y2="3.571cm"><text:p/></draw:line></text:p>
      <text:p text:style-name="Standard"/>
      <text:p text:style-name="Standard"/>
      <text:p text:style-name="Standard"/>
      <text:p text:style-name="Standard"><draw:line text:anchor-type="paragraph" draw:z-index="22" draw:style-name="gr5" draw:text-style-name="P55" svg:x1="1.461cm" svg:y1="4.35cm" svg:x2="2.675cm" svg:y2="0.401cm"><text:p/></draw:line></text:p>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5" draw:text-style-name="P55" svg:x1="0.205cm" svg:y1="0.231cm" svg:x2="1.422cm" svg:y2="0.231cm"><text:p/></draw:line><text:tab/>Dato propositivo</text:p>
      <text:p text:style-name="P3"><draw:line text:anchor-type="paragraph" draw:z-index="27" draw:style-name="gr7" draw:text-style-name="P55" svg:x1="0.231cm" svg:y1="0.341cm" svg:x2="1.448cm" svg:y2="0.341cm"><text:p/></draw:line><text:tab/>Relazione 1 a molti (FK) (cascade delete)</text:p>
      <text:p text:style-name="P3"><draw:line text:anchor-type="paragraph" draw:z-index="28" draw:style-name="gr8" draw:text-style-name="P55" svg:x1="0.231cm" svg:y1="0.342cm" svg:x2="1.448cm" svg:y2="0.342cm"><text:p/></draw:line><text:tab/>Relazione 1 a molti (FK) (error delete)</text:p>
      <text:p text:style-name="P3"><text:s text:c="3"/><text:span text:style-name="T6"><text:s/>______</text:span> <text:tab/>Decodifica sul file di parametrizzazione (parameter.yml)</text:p>
      <text:p text:style-name="P3"/>
      <text:p text:style-name="P6"/>
      <text:p text:style-name="P6"/>
      <text:p text:style-name="P29">ANAGENS: Dati principali anagrafica soggetto</text:p>
      <text:p text:style-name="P7"><text:s text:c="4"/>t.integer<text:tab/>"codice"<text:tab/><text:tab/><text:tab/><text:tab/>:null =&gt; false</text:p>
      <text:p text:style-name="P7"><text:s text:c="4"/>t.string<text:tab/>"tipo"<text:tab/>:limit =&gt; 1<text:tab/><text:tab/><text:tab/>:null =&gt; false</text:p>
      <text:p text:style-name="P7"><text:s text:c="4"/>t.string<text:tab/>"denomin"<text:tab/>:limit =&gt; 150</text:p>
      <text:p text:style-name="P7"><text:s text:c="4"/>t.string<text:tab/>"codfis"<text:tab/>:limit =&gt; 16</text:p>
      <text:p text:style-name="P7"><text:s text:c="4"/>t.string<text:tab/>"pariva"<text:tab/>:limit =&gt; 11</text:p>
      <text:p text:style-name="P7"><text:s text:c="4"/>t.date<text:tab/>"dtnas"</text:p>
      <text:p text:style-name="P7"><text:s text:c="4"/>t.string<text:tab/>"sesso"<text:tab/>:limit =&gt; 1<text:tab/><text:tab/><text:tab/>:null =&gt; false</text:p>
      <text:p text:style-name="P7"><text:s text:c="4"/>t.integer<text:tab/>"luogonas_id"</text:p>
      <text:p text:style-name="P7"><text:s text:c="4"/>t.string<text:tab/>"telefono"<text:tab/>:limit =&gt; 20</text:p>
      <text:p text:style-name="P7"><text:s text:c="4"/>t.string<text:tab/>"email"<text:tab/>:limit =&gt; 50</text:p>
      <text:p text:style-name="P7"><text:s text:c="4"/>t.string<text:tab/>"fax"<text:tab/>:limit =&gt; 20</text:p>
      <text:p text:style-name="P7"><text:s text:c="4"/>t.string<text:tab/>"web"<text:tab/>:limit =&gt; 50</text:p>
      <text:p text:style-name="P7"><text:s text:c="2"/>add_index "anagens", ["codice"], :name =&gt; "idx_anagens_on_codice", :unique =&gt; true</text:p>
      <text:p text:style-name="P7"><text:s text:c="2"/>add_index "anagens", ["denomin"], :name =&gt; "idx_anagens_on_denomin"</text:p>
      <text:p text:style-name="P7"><text:s text:c="2"/>add_index "anagens", ["codfis"], :name =&gt; "idx_anagens_on_codfis"</text:p>
      <text:p text:style-name="P7"><text:s text:c="2"/>add_index "anagens", ["pariva"], :name =&gt; "idx_anagens_on_pariva"</text:p>
      <text:p text:style-name="P7"/>
      <text:p text:style-name="P7">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7">Durante l'inserimento di un nuovo record potrebbe essere proposto come MAX+1 o con un altro metodo che va a tappare eventuali buchi dovuti a cancellazioni o a inserimenti manuali</text:p>
      <text:p text:style-name="P7">E' modificabile senza problemi di integrità (anche se non ce ne dovrebbe esserne motivo)</text:p>
      <text:p text:style-name="P7">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7">Il campo DENOMIN è obbligatorio e contiene in base al campo TIPO il nominativo (cognome e nome) della persona fisica o la denominazione della società/ditta individuale. VALIDATES 150 caratteri e NOT NULL</text:p>
      <text:p text:style-name="P7">Il campo CODFIS contiene il codice fiscale (si potrebbe controllare la congruità del campo</text:p>
      <text:p text:style-name="P7">Il campo PARIVA contiene la Partita Iva (si potrebbe controllare la congruità del campo</text:p>
      <text:p text:style-name="P7"/>
      <text:p text:style-name="P30"/>
      <text:p text:style-name="P7">ANAINDS: Dati indirizzi/magazzini anagrafica soggetto</text:p>
      <text:p text:style-name="P7"><text:s text:c="4"/>t.integer<text:tab/>"anagen_id"</text:p>
      <text:p text:style-name="P7"><text:s text:c="4"/>t.string<text:tab/>"indir"<text:tab/>:limit =&gt; 100</text:p>
      <text:p text:style-name="P7"><text:s text:c="4"/>t.integer<text:tab/>"localita_id"</text:p>
      <text:p text:style-name="P7"><text:s text:c="4"/>t.string<text:tab/>"desloc"<text:tab/>:limit =&gt; 100</text:p>
      <text:p text:style-name="P7"><text:s text:c="4"/>t.string<text:tab/>"cap"<text:tab/>:limit =&gt; 5</text:p>
      <text:p text:style-name="P7"><text:s text:c="4"/>t.string<text:tab/>"flsl"<text:tab/>:limit =&gt; 1<text:tab/><text:tab/>:default =&gt; "S"<text:tab/>:null =&gt; false</text:p>
      <text:p text:style-name="P7"><text:s text:c="4"/>t.string<text:tab/>"flsp"<text:tab/>:limit =&gt; 1<text:tab/><text:tab/>:default =&gt; "S"<text:tab/>:null =&gt; false</text:p>
      <text:p text:style-name="P7"><text:s text:c="4"/>t.string<text:tab/>"flmg"<text:tab/>:limit =&gt; 1<text:tab/><text:tab/>:default =&gt; "N"<text:tab/>:null =&gt; false</text:p>
      <text:p text:style-name="P7"><text:s text:c="4"/>t.integer<text:tab/>"nrmag"<text:tab/><text:tab/><text:tab/><text:tab/>:null =&gt; false</text:p>
      <text:p text:style-name="P7"><text:s text:c="2"/>add_index "anainds", ["anagen_id"], :name =&gt; "index_anainds_on_anagen_id"</text:p>
      <text:p text:style-name="P7"/>
      <text:p text:style-name="P7">Ad un record della tabella ANAGEN possono corrispondere N record sulla tabella ANAIND</text:p>
      <text:p text:style-name="P7">La cancellazione di un record sulla TABELLA ANAGEN va in DELETE CASCADE sulla tabella INDIRIZZI cancellando quindi senza problemi anche questi ultimi.</text:p>
      <text:p text:style-name="P7">Il campo LOCALITA_ID è numerico in FK sulla tabella LOCALITA, serve sia come campo di appoggio per generare il campo successivo DESLOC come concatenazione di alcuni campi della tabella LOCALITA sia per effettuare ricerche e statistiche per LOCALITA.</text:p>
      <text:p text:style-name="P7">Il campo DESLOC come specificato sopra viene precompilato se vuoto dalla selezione di una LOCALITA.</text:p>
      <text:p text:style-name="P7">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7"/>
      <text:p text:style-name="P7">FL_SL/FL_SP/FL_MG: Sono 3 flag (S/N) per indicare se l'indirizzo appartiene a categorie particolari quali: sede Legale, spedizione, magazzino</text:p>
      <text:p text:style-name="P7">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7">Il campo NRMAG è numerico 0..9, dove 0 = “Indirizzo non di magazzino” mentre &gt; 0 indica che l'indirizzo è anche un indirizzo di magazzino.</text:p>
      <text:p text:style-name="P7"/>
      <text:p text:style-name="P24"><text:span text:style-name="T3">ARTICLES: Articoli di</text:span> magazzino</text:p>
      <text:p text:style-name="P7"><text:s text:c="4"/>t.integer<text:tab/>"azienda"<text:tab/><text:tab/><text:tab/><text:tab/>:null =&gt; false</text:p>
      <text:p text:style-name="P7"><text:s text:c="4"/>t.string<text:tab/>"codice"<text:tab/>:limit =&gt; 20<text:tab/><text:tab/><text:tab/>:null =&gt; false</text:p>
      <text:p text:style-name="P7"><text:s text:c="4"/>t.string<text:tab/>"descriz"<text:tab/>:limit =&gt; 100<text:tab/><text:tab/><text:tab/>:null =&gt; false</text:p>
      <text:p text:style-name="P7"><text:s text:c="4"/>t.decimal <text:tab/>"prezzo"<text:tab/>:precision =&gt; 8<text:tab/>:scale =&gt; 2<text:tab/>:default =&gt; 0.0<text:tab/>:null =&gt; false</text:p>
      <text:p text:style-name="P7"><text:s text:c="2"/>add_index "articles", ["azienda", "codice"], :name =&gt; "idx_articles_on_codice", :unique =&gt; true</text:p>
      <text:p text:style-name="P7"><text:s text:c="2"/>add_index "articles", ["azienda", "descriz"], :name =&gt; "idx_articles_on_descriz", :unique =&gt; true</text:p>
      <text:p text:style-name="P7"/>
      <text:p text:style-name="P7">Il valore del campo PREZZO viene proposto su RIGDOC.PREZZO in fase di collegamento di una riga (RIGDOC.ARTICLE_ID = ARTICLE.ID)</text:p>
      <text:p text:style-name="P7"/>
      <text:p text:style-name="P30">CAUSMAGS: Causali di magazzino</text:p>
      <text:p text:style-name="P7"><text:s text:c="4"/>t.integer<text:tab/>"azienda"<text:tab/><text:tab/><text:tab/><text:tab/>:null =&gt; false</text:p>
      <text:p text:style-name="P7"><text:s text:c="4"/>t.integer<text:tab/>"tipo_doc"<text:tab/><text:tab/><text:tab/>:default =&gt; 0<text:tab/>:null =&gt; false</text:p>
      <text:p text:style-name="P7"><text:s text:c="4"/>t.string<text:tab/>"descriz"<text:tab/>:limit =&gt; 100<text:tab/><text:tab/><text:tab/>:null =&gt; false</text:p>
      <text:p text:style-name="P7"><text:s text:c="4"/>t.string<text:tab/>"des_caus"<text:tab/>:limit =&gt; 100</text:p>
      <text:p text:style-name="P7"><text:s text:c="4"/>t.string<text:tab/>"tipo"<text:tab/>:limit =&gt; 1<text:tab/><text:tab/><text:tab/>:null =&gt; false</text:p>
      <text:p text:style-name="P7"><text:s text:c="4"/>t.integer<text:tab/>"nrmagsrc"<text:tab/>:null =&gt; false</text:p>
      <text:p text:style-name="P7"><text:s text:c="4"/>t.integer<text:tab/>"nrmagdst"<text:tab/>:null =&gt; false</text:p>
      <text:p text:style-name="P7"><text:s text:c="4"/>t.string<text:tab/>"contabile"<text:tab/>:limit =&gt; 1<text:tab/><text:tab/><text:tab/>:null =&gt; false</text:p>
      <text:p text:style-name="P7"><text:s text:c="4"/>t.integer<text:tab/>"causale_id"</text:p>
      <text:p text:style-name="P7"><text:s text:c="4"/>t.string<text:tab/>"movimpmag"<text:tab/>:limit =&gt; 1<text:tab/><text:tab/><text:tab/>:null =&gt; false</text:p>
      <text:p text:style-name="P7"><text:s text:c="4"/>t.string<text:tab/>"magcli"<text:tab/>:limit =&gt; 1</text:p>
      <text:p text:style-name="P7"><text:s text:c="4"/>t.string<text:tab/>"modulo"<text:tab/>:limit =&gt; 50</text:p>
      <text:p text:style-name="P7"><text:s text:c="2"/>add_index "causmags", ["azienda", "descriz"], :name =&gt; "idx_causmags_on_descriz", :unique =&gt; true</text:p>
      <text:p text:style-name="P7"/>
      <text:p text:style-name="P7">TIPO_DOC: Numero da 0 a 9 (vedi codifica su file di parametrizzazione), gruppo appartenenza causale</text:p>
      <text:p text:style-name="P7">TIPO identifica il tipo di movimento: E = Entrata – U = Uscita – T = Trasferimento</text:p>
      <text:p text:style-name="P7">NRMAGSRC e NRMAGDST sono rispettivamente i magazzini di origine e destinazione che verranno proposti sui medesimi campi di TESDOC</text:p>
      <text:p text:style-name="P7">CONTABILE: S/N identifica se la cuasale ha un impatto sulla contabilità</text:p>
      <text:p text:style-name="P7">CAUSALE_ID: FK sulla tabella CAUSALES per la causale contabile</text:p>
      <text:p text:style-name="P7">MOVIMPMAG: M=Movimenta il magazzino – I=Impegna il magazzino – N = Nessun impatto sul magazzino</text:p>
      <text:p text:style-name="P7">MAGCLI: Indicare il tipo di movimento del magazzino cliente che si vuole monitorare. Carico – Scarico</text:p>
      <text:p text:style-name="P7">MODULO = Nome del prototipo di stampa</text:p>
      <text:p text:style-name="P7"/>
      <text:p text:style-name="P7">Mappatura delle causali di magazzino:</text:p>
      <text:p text:style-name="P13">Causali di magazzino<text:tab/>MovMag<text:tab/>Ent./Usc.<text:tab/>MovCont<text:tab/>Cli/For</text:p>
      <text:p text:style-name="P14"><text:tab/>Descriz<text:tab/><text:tab/>MovImpMag<text:tab/>Tipo<text:tab/>Contabile<text:tab/>tipoconto<text:tab/>Mag(SRC)<text:tab/>Mag(DST)</text:p>
      <text:p text:style-name="P32">DDT C/Assoluto<text:tab/>M<text:tab/>U<text:tab/>N<text:tab/>C<text:tab/>AnaAzienda<text:tab/>AnaConto</text:p>
      <text:p text:style-name="P33">Fatt. Riep. C/Assoluto<text:tab/>N<text:tab/>U<text:tab/>S<text:tab/>C</text:p>
      <text:p text:style-name="P25">D<text:span text:style-name="T5">DT C/Vendita-Deposito<text:tab/>M<text:tab/>U<text:tab/>N<text:tab/>C<text:tab/>AnaAzienda<text:tab/>AnaConto</text:span></text:p>
      <text:p text:style-name="P19">FATT. Rendic. Vendite<text:tab/>M<text:tab/>V<text:tab/>S<text:tab/>C<text:tab/>AnaConto</text:p>
      <text:p text:style-name="P33">FATT. Immediata<text:tab/>M<text:tab/>U<text:tab/>S<text:tab/>C<text:tab/>AnaAzienda<text:tab/>AnaConto</text:p>
      <text:p text:style-name="P19">ACQ da Fornitore<text:tab/>M<text:tab/>E<text:tab/>S<text:tab/>F<text:tab/><text:tab/>AnaAzienda</text:p>
      <text:p text:style-name="P33">Ordine emesso a fornitore<text:tab/>I<text:tab/>E<text:tab/>N<text:tab/>F<text:tab/>???<text:tab/>???</text:p>
      <text:p text:style-name="P35">--------------------------------------------------------------------------------------------</text:p>
      <text:p text:style-name="P26"><text:span text:style-name="T4">RESO da C/assoluto<text:tab/>M</text:span><text:span text:style-name="T7"><text:tab/>E<text:tab/>N<text:tab/>C<text:tab/></text:span><text:span text:style-name="T4">AnaConto<text:tab/>AnaAzienda</text:span></text:p>
      <text:p text:style-name="P21">NC. Riep. C/Assoluto<text:tab/>N<text:tab/>E<text:tab/>S<text:tab/>C</text:p>
      <text:p text:style-name="P20">RESO da C/Vendita-Deposito<text:tab/>M<text:tab/>E<text:tab/>N<text:tab/>C<text:tab/>AnaConto<text:tab/>AnaAzienda</text:p>
      <text:p text:style-name="P20">NC. Rendic. Resi<text:tab/>M<text:tab/>R<text:tab/>S<text:tab/>C<text:tab/><text:tab/>AnaConto</text:p>
      <text:p text:style-name="P21">NC. Immediata<text:tab/>M<text:tab/>E<text:tab/>S<text:tab/>C<text:tab/>AnaConto<text:tab/>AnaAzienda</text:p>
      <text:p text:style-name="P27"><text:span text:style-name="T3">RESO a Fornitore<text:tab/>M</text:span><text:tab/>U<text:tab/>S<text:tab/>F<text:tab/><text:span text:style-name="T3">AnaAzienda<text:tab/></text:span></text:p>
      <text:p text:style-name="P34">Ordine ricevuto<text:tab/>I<text:tab/>U<text:tab/>N<text:tab/>C<text:tab/><text:tab/>AnaAzienda</text:p>
      <text:p text:style-name="P30">CONTOS: Piano dei conti (clienti/fornitori/altro)</text:p>
      <text:p text:style-name="P7"><text:s text:c="4"/>t.integer<text:tab/>"azienda"<text:tab/><text:tab/><text:tab/><text:tab/>:null =&gt; false</text:p>
      <text:p text:style-name="P7"><text:s text:c="4"/>t.integer<text:tab/>"annoese"<text:tab/><text:tab/><text:tab/><text:tab/>:null =&gt; false</text:p>
      <text:p text:style-name="P7"><text:s text:c="4"/>t.integer<text:tab/>"codice"<text:tab/><text:tab/><text:tab/><text:tab/>:null =&gt; false</text:p>
      <text:p text:style-name="P7"><text:s text:c="4"/>t.string<text:tab/>"descriz"<text:tab/>:limit =&gt; 150<text:tab/><text:tab/><text:tab/>:null =&gt; false</text:p>
      <text:p text:style-name="P7"><text:s text:c="4"/>t.string<text:tab/>"tipoconto"<text:tab/>:limit =&gt; 1<text:tab/><text:tab/><text:tab/>:null =&gt; false</text:p>
      <text:p text:style-name="P7"><text:s text:c="4"/>t.string<text:tab/>"tipopeo"<text:tab/>:limit =&gt; 1<text:tab/><text:tab/><text:tab/>:null =&gt; false</text:p>
      <text:p text:style-name="P7"><text:s text:c="4"/>t.integer<text:tab/>"anagen_id"</text:p>
      <text:p text:style-name="P7"><text:s text:c="4"/>t.decimal<text:tab/>"sconto"<text:tab/>:precision =&gt; 5<text:tab/>:scale =&gt; 2<text:tab/>:default =&gt; 0.0<text:tab/>:null =&gt; false</text:p>
      <text:p text:style-name="P7"><text:s text:c="4"/>t.integer<text:tab/>"cntrpartita"</text:p>
      <text:p text:style-name="P7"><text:s text:c="2"/>add_index "contos", ["azienda", "annoese", "codice"], :name =&gt; "idx_contos_on_codice", :unique =&gt; true</text:p>
      <text:p text:style-name="P7"><text:s text:c="2"/>add_index "contos", ["azienda", "annoese", "descriz"], :name =&gt; "idx_contos_on_descriz"</text:p>
      <text:p text:style-name="P7"/>
      <text:p text:style-name="P7">TIPOPEO: P = Patrimoniale <text:s/>- E = Economico – O = d'Ordine</text:p>
      <text:p text:style-name="P7">TIPOCONTO: C = Conto riferito ad un Cliente <text:s/>- F = Conto riferito ad un Fornitore – A = Conto di altro tipo</text:p>
      <text:p text:style-name="P7">ANAGEN_ID = Valorizzato se TIPOCONTO = “C” o “F” e fa riferimento all'anagrafica soggetto</text:p>
      <text:p text:style-name="P7">SCONTO = Proposto su TESDOC</text:p>
      <text:p text:style-name="P7"/>
      <text:p text:style-name="P7">LOCALITAS: Città</text:p>
      <text:p text:style-name="P7"><text:s text:c="4"/>t.integer<text:tab/>"paese_id"</text:p>
      <text:p text:style-name="P7"><text:s text:c="4"/>t.string<text:tab/>"descriz"<text:tab/>:limit =&gt; 50<text:tab/><text:tab/><text:tab/>:null =&gt; false</text:p>
      <text:p text:style-name="P7"><text:s text:c="4"/>t.string<text:tab/>"prov"<text:tab/>:limit =&gt; 2</text:p>
      <text:p text:style-name="P7"><text:s text:c="4"/>t.string<text:tab/>"cap"<text:tab/>:limit =&gt; 5</text:p>
      <text:p text:style-name="P7"><text:s text:c="4"/>t.string<text:tab/>"codfis"<text:tab/>:limit =&gt; 4</text:p>
      <text:p text:style-name="P7"/>
      <text:p text:style-name="P7">PAESES: PAESI/STATI/NAZIONI</text:p>
      <text:p text:style-name="P7"><text:s text:c="4"/>t.string<text:tab/>"descriz"<text:tab/>:limit =&gt; 50<text:tab/><text:tab/><text:tab/>:null =&gt; false</text:p>
      <text:p text:style-name="P7"><text:s text:c="4"/>t.string<text:tab/>"tpeu"<text:tab/>:limit =&gt; 1<text:tab/><text:tab/><text:tab/>:null =&gt; false</text:p>
      <text:p text:style-name="P7"><text:s text:c="4"/>t.string<text:tab/>"prepiva"<text:tab/>:limit =&gt; 2</text:p>
      <text:p text:style-name="P7"><text:s text:c="4"/>t.string<text:tab/>"codfis"<text:tab/>:limit =&gt; 4</text:p>
      <text:p text:style-name="P7"><text:s text:c="2"/>add_index "paeses", ["descriz"], :name =&gt; "idx_paeses_on_descriz", :unique =&gt; true</text:p>
      <text:p text:style-name="P7"/>
      <text:p text:style-name="P7">TPEU: E=Europeo – X=eXtraeuropeo – N=Da assengare</text:p>
      <text:p text:style-name="P7"/>
      <text:p text:style-name="P7">CAUSALES: Causali contabili</text:p>
      <text:p text:style-name="P7"><text:s text:c="4"/>t.integer<text:tab/>"azienda"<text:tab/><text:tab/><text:tab/><text:tab/>:null =&gt; false</text:p>
      <text:p text:style-name="P7"><text:s text:c="4"/>t.string<text:tab/>"descriz"<text:tab/>:limit =&gt; 100<text:tab/><text:tab/><text:tab/>:null =&gt; false</text:p>
      <text:p text:style-name="P7"><text:s text:c="4"/>t.string<text:tab/>"tiporeg"<text:tab/>:limit =&gt; 1<text:tab/><text:tab/><text:tab/>:null =&gt; false</text:p>
      <text:p text:style-name="P7"><text:s text:c="4"/>t.string<text:tab/>"tipoiva"<text:tab/>:limit =&gt; 1<text:tab/><text:tab/><text:tab/>:null =&gt; false</text:p>
      <text:p text:style-name="P7"><text:s text:c="4"/>t.integer<text:tab/>"contoiva"</text:p>
      <text:p text:style-name="P7"><text:s text:c="2"/>add_index "causales", ["azienda", "descriz"], :name =&gt; "idx_causales_on_descriz", :unique =&gt; true</text:p>
      <text:p text:style-name="P7"/>
      <text:p text:style-name="P7">TIPOREG e TIPOIVA sono dei flag S/N</text:p>
      <text:p text:style-name="P7"/>
      <text:p text:style-name="P30">TESDOCS: Testata documento</text:p>
      <text:p text:style-name="P7"><text:s text:c="4"/>t.integer<text:tab/>"azienda"<text:tab/><text:tab/><text:tab/><text:tab/>:null =&gt; false</text:p>
      <text:p text:style-name="P7"><text:s text:c="4"/>t.integer<text:tab/>"annoese"<text:tab/><text:tab/><text:tab/><text:tab/>:null =&gt; false</text:p>
      <text:p text:style-name="P7"><text:s text:c="4"/>t.integer<text:tab/>"num_doc"<text:tab/><text:tab/><text:tab/><text:tab/>:null =&gt; false</text:p>
      <text:p text:style-name="P7"><text:s text:c="4"/>t.date<text:tab/>"data_doc"<text:tab/><text:tab/><text:tab/><text:tab/>:null =&gt; false</text:p>
      <text:p text:style-name="P7"><text:s text:c="4"/>t.string<text:tab/>"descriz"<text:tab/>:limit =&gt; 150</text:p>
      <text:p text:style-name="P7"><text:s text:c="4"/>t.integer<text:tab/>"tipo_doc"<text:tab/><text:tab/><text:tab/>:default =&gt; 0<text:tab/>:null =&gt; false</text:p>
      <text:p text:style-name="P7"><text:s text:c="4"/>t.integer<text:tab/>"causmag_id"</text:p>
      <text:p text:style-name="P7"><text:s text:c="4"/>t.integer<text:tab/>"conto_id"</text:p>
      <text:p text:style-name="P7"><text:s text:c="4"/>t.integer<text:tab/>"nrmagsrc"<text:tab/><text:tab/><text:tab/>:default =&gt; 0<text:tab/>:null =&gt; false</text:p>
      <text:p text:style-name="P7"><text:s text:c="4"/>t.integer<text:tab/>"nrmagdst"<text:tab/><text:tab/><text:tab/>:default =&gt; 0<text:tab/>:null =&gt; false</text:p>
      <text:p text:style-name="P7"><text:s text:c="4"/>t.string<text:tab/>"seguefatt"<text:tab/>:limit =&gt; 1<text:tab/><text:tab/>:default =&gt; "N"<text:tab/>:null =&gt; false</text:p>
      <text:p text:style-name="P7"><text:s text:c="4"/>t.decimal<text:tab/>"sconto"<text:tab/>:precision =&gt; 5<text:tab/>:scale =&gt; 2<text:tab/>:default =&gt; 0.0<text:tab/>:null =&gt; false</text:p>
      <text:p text:style-name="P7"><text:s text:c="4"/>t. integer<text:tab/>"iva_id"</text:p>
      <text:p text:style-name="P7">NRMAGSRC e NRMAGDST vengono valorizzati tramite la relazione con CAUSMAG in base al valore del campo CAUSMAGS.tipo:</text:p>
      <text:p text:style-name="P7">IVA_ID viene memorizzato a solo scopo propositivo per le nuove righe documento (RIGDOCS)</text:p>
      <text:p text:style-name="P12">CAUSMAGS.TIPO<text:tab/>CAUSMAGS.NRMAGSRC<text:tab/>CAUSMAGS.NRMAGDST</text:p>
      <text:p text:style-name="P8"><text:tab/>E<text:tab/>TESDOC.ANAGEN(MAGS)<text:tab/>ANARIF(MAGS)</text:p>
      <text:p text:style-name="P9"><text:tab/>U<text:tab/>ANARIF(MAGS)<text:tab/>TESDOC.ANAGEN(MAGS)</text:p>
      <text:p text:style-name="P11"><text:tab/>T<text:tab/>ANARIF(MAGS)<text:tab/>ANARIF(MAGS)</text:p>
      <text:p text:style-name="P8"><text:tab/>V<text:tab/>TESDOC.ANAGEN(MAGS)<text:tab/></text:p>
      <text:p text:style-name="P9"><text:tab/>R<text:tab/><text:tab/>TESDOC.ANAGEN(MAGS)</text:p>
      <text:p text:style-name="P8">TESDOC.ANAGEN(MAGS) = Magazzini disponibili per l'anagrafica della testata</text:p>
      <text:p text:style-name="P8">ANARIF(MAGS) = Magazzini disponibili per l'anagrafica di riferimento (azienda)</text:p>
      <text:p text:style-name="P7">Il gestionale propone <text:s/>nella testata il magazzino specificato nella CAUSMAG se, in base alle regole schematizzate sopra, tale magazzino appartiene all'anagrafica altrimenti propone come default 0 = Nessun magazzino.</text:p>
      <text:p text:style-name="P7"/>
      <text:p text:style-name="P7">RIGDOCS: Righe documento</text:p>
      <text:p text:style-name="P7"><text:s text:c="4"/>t.integer<text:tab/>"tesdoc_id"<text:tab/><text:tab/><text:tab/><text:tab/>:null =&gt; false</text:p>
      <text:p text:style-name="P7"><text:s text:c="4"/>t.integer<text:tab/>"article_id"</text:p>
      <text:p text:style-name="P7"><text:s text:c="4"/>t.string<text:tab/>"descriz"<text:tab/>:limit =&gt; 150</text:p>
      <text:p text:style-name="P7"><text:s text:c="4"/>t.integer<text:tab/>"qta"</text:p>
      <text:p text:style-name="P7"><text:s text:c="4"/>t.decimal<text:tab/>"prezzo"<text:tab/>:precision =&gt; 8<text:tab/>:scale =&gt; 2<text:tab/>:default =&gt; 0.0<text:tab/>:null =&gt; false</text:p>
      <text:p text:style-name="P7"><text:s text:c="4"/>t.decimal<text:tab/>"sconto"<text:tab/>:precision =&gt; 5<text:tab/>:scale =&gt; 2<text:tab/>:default =&gt; 0.0<text:tab/>:null =&gt; false</text:p>
      <text:p text:style-name="P7"><text:s text:c="4"/>t. integer<text:tab/>"iva_id"</text:p>
      <text:p text:style-name="P7"><text:s text:c="4"/>t.integer<text:tab/>"prgrig"<text:tab/><text:tab/><text:tab/>:default =&gt; 0<text:tab/>:null =&gt; false</text:p>
      <text:p text:style-name="P7"/>
      <text:p text:style-name="P7">PREZZO: Proposto tramite ARTICLE_ID.prezzo</text:p>
      <text:p text:style-name="P7">SCONTO: Proposto tramite TESDOC.sconto</text:p>
      <text:p text:style-name="P7">IVA_ID: Aliquota/Esenzione iva da applicare al totale di riga (qta*prezzo), dopo aver selezionato l'articolo viene proposta quella specificata in quest'ultimo.</text:p>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10"/>
      <text:p text:style-name="P10"><text:tab/><text:tab/>Movimento CONTABILE e MAGAZZINO</text:p>
      <text:p text:style-name="P10"/>
      <text:p text:style-name="P10"><text:tab/><text:tab/>Movimento MAGAZZINO</text:p>
      <text:p text:style-name="P10"/>
      <text:p text:style-name="P10"><text:tab/><text:tab/>Movmento CONTABILE</text:p>
      <text:p text:style-name="P10"/>
      <text:p text:style-name="P10"/>
      <text:p text:style-name="P31"/>
      <text:p text:style-name="P7">SPEDIZS: Dati spedizione</text:p>
      <text:p text:style-name="P7"><text:s text:c="4"/>t.integer<text:tab/>"tesdoc_id"<text:tab/><text:tab/><text:tab/><text:tab/>:null =&gt; false</text:p>
      <text:p text:style-name="P7"><text:s text:c="4"/>t.string<text:tab/>"caustra"<text:tab/>:limit =&gt; 3<text:tab/><text:tab/><text:tab/></text:p>
      <text:p text:style-name="P7"><text:s text:c="4"/>t.string<text:tab/>"corriere"<text:tab/>:limit =&gt; 3<text:tab/><text:tab/><text:tab/></text:p>
      <text:p text:style-name="P7"><text:s text:c="4"/>t.integer<text:tab/>"anaind_id"</text:p>
      <text:p text:style-name="P7"><text:s text:c="4"/>t.string<text:tab/>"presso"<text:tab/>:limit =&gt; 150<text:tab/><text:tab/><text:tab/></text:p>
      <text:p text:style-name="P7"><text:s text:c="4"/>t.string<text:tab/>"dest1"<text:tab/>:limit =&gt; 150<text:tab/><text:tab/><text:tab/></text:p>
      <text:p text:style-name="P7"><text:s text:c="4"/>t.string<text:tab/>"dest2"<text:tab/>:limit =&gt; 150<text:tab/><text:tab/><text:tab/></text:p>
      <text:p text:style-name="P7"><text:s text:c="4"/>t.string<text:tab/>"aspetto"<text:tab/>:limit =&gt; 3<text:tab/><text:tab/><text:tab/></text:p>
      <text:p text:style-name="P7"><text:s text:c="4"/>t.integer<text:tab/>"nrcolli"<text:tab/><text:tab/><text:tab/></text:p>
      <text:p text:style-name="P7"><text:s text:c="4"/>t.string<text:tab/>"um"<text:tab/>:limit =&gt; 2<text:tab/><text:tab/><text:tab/></text:p>
      <text:p text:style-name="P7"><text:s text:c="4"/>t.decimal<text:tab/>"valore"<text:tab/>:precision =&gt; 8<text:tab/>:scale =&gt; 2</text:p>
      <text:p text:style-name="P7"><text:s text:c="4"/>t.string<text:tab/>"porto"<text:tab/>:limit =&gt; 3</text:p>
      <text:p text:style-name="P7"><text:s text:c="4"/>t.date<text:tab/>"dtrit"<text:tab/><text:tab/><text:tab/></text:p>
      <text:p text:style-name="P7"><text:s text:c="4"/>t.time<text:tab/>"orarit"<text:tab/><text:tab/><text:tab/></text:p>
      <text:p text:style-name="P7"><text:s text:c="4"/>t.string<text:tab/>"note"<text:tab/>:limit =&gt; 1000<text:tab/><text:tab/><text:tab/></text:p>
      <text:p text:style-name="P7"><text:s text:c="2"/>add_index "spedizs", ["tesdoc_id"], :name =&gt; "index_spedizs_on_tesdoc_id"</text:p>
      <text:p text:style-name="P4"/>
      <text:p text:style-name="P5"><text:span text:style-name="T8">In questa tabella sono memorizzati in relazione 1a1 con la TESDOCS i dati di spedizione, non è stata creata la FK sul campo </text:span><text:span text:style-name="T1">anaind_id </text:span><text:span text:style-name="T8">perchè serve solo da appoggio per valorizzare in automatico i campi descrittivi della destinazione (dest1 e dest2) senza doverli digitare manualmente</text:span></text:p>
      <text:p text:style-name="P4">Viene proposto in automatico l'elenco degli indirizzi inseriti per l'anagrafica collegata al documento con flag spedizione spuntato (anaind.flsp="S")</text:p>
      <text:p text:style-name="P5"><text:span text:style-name="T8">La cancellazione del record nella tabella </text:span><text:span text:style-name="T1">ANAINDS</text:span><text:span text:style-name="T8"> non crea problemi in quanto non c'è perdita di dati.</text:span></text:p>
      <text:p text:style-name="P4">Ad ogni modo per mantenere integrità relazionale è stato impostato il :nullify sulla relazione in rails ovvero l'impostazione a nil di <text:span text:style-name="T1">spedizs.anaind_id</text:span> nel caso in cui il record di <text:span text:style-name="T1">anainds</text:span> venga cancellato, se ci fosse una fk classica a livello di db questa impedirebbe la cancellazione del record in <text:span text:style-name="T1">anainds</text:span>.</text:p>
      <text:p text:style-name="P22">Diversi campi possono assumere un ristretto range di valori descrittivi (non più di una decina) , per questo motivo non aveva senso codificarli in tabelle apposite perciò si è scelto di codificati direttamente nel file di configurazione parameter.YML, I campi interessati sono:</text:p>
      <text:p text:style-name="P15"><text:tab/>caustra<text:span text:style-name="T8"><text:tab/>Causale di trasporto (conto deposito, conto vendita, ...)</text:span></text:p>
      <text:p text:style-name="P15"><text:tab/>corriere<text:span text:style-name="T8"><text:tab/>Corriere incaricato del trasporto (SDA, Bartolini, ...)</text:span></text:p>
      <text:p text:style-name="P15"><text:tab/>aspetto<text:span text:style-name="T8"><text:tab/>Aspetto dei beni (Cartoni, Scatole, ...)</text:span></text:p>
      <text:p text:style-name="P15"><text:tab/>um<text:span text:style-name="T8"><text:tab/>Unità di misura uitlizzata per il campo </text:span>valore<text:span text:style-name="T8"> (kg, ml, mq, ...)</text:span></text:p>
      <text:p text:style-name="P15"><text:tab/>porto<text:span text:style-name="T8"><text:tab/>(Porto franco, Porto assegnato, …)</text:span></text:p>
      <text:p text:style-name="P23">I campi restanti sono:</text:p>
      <text:p text:style-name="P15"><text:tab/>presso<text:span text:style-name="T8"><text:tab/>Soggetto fisico o giuridico cui fa riferimento l'inidizzo </text:span>dest1/dest2</text:p>
      <text:p text:style-name="P15"><text:tab/>dest1<text:span text:style-name="T8"><text:tab/>Indirizzo di destinazione (es. Via Malva nord, 28)</text:span></text:p>
      <text:p text:style-name="P15"><text:tab/>dest2<text:tab/><text:span text:style-name="T8">Indirizzo di destinazione (48015 – Cervia(RA) – Italy)</text:span></text:p>
      <text:p text:style-name="P23"><text:soft-page-break/>Per l'indirizzo di spedizione ci sono 2 campi, infatti, essendo utilizzato in fase di stampa, difficilmente viene stampato su una sola riga e sarebbe complicato trovare un metodo per dividerlo su più righe in maniera sensata, in questo modo si da per scontato che l'indirizzo verrà stampato su 2 righe e si provvede a separare logicamente le 2 righe mettendo nella prima la via ed il civico e nella seconda il cap, la città e la nazione.</text:p>
      <text:p text:style-name="P23">Nulla vieta per quei casi in cui non si possa fare in questo modo di riconcatenare le 2 righe e procedere con altre soluzioni.</text:p>
      <text:p text:style-name="P23"/>
      <text:p text:style-name="P15"><text:tab/>nrcolli<text:span text:style-name="T8"><text:tab/>Nr di colli</text:span></text:p>
      <text:p text:style-name="P15"><text:tab/>valore<text:span text:style-name="T8"><text:tab/>In base all'unità di misura</text:span></text:p>
      <text:p text:style-name="P15"><text:tab/>dtrit<text:span text:style-name="T8"><text:tab/>Data di ritiro</text:span></text:p>
      <text:p text:style-name="P15"><text:tab/>orarit<text:span text:style-name="T8"><text:tab/>Ora di ritiro</text:span></text:p>
      <text:p text:style-name="P15"><text:tab/>note<text:span text:style-name="T8"><text:tab/>Note da riportare sul documento</text:span></text:p>
      <text:p text:style-name="P23"/>
      <text:p text:style-name="P7">IVAS: Dati aliquote iva ed esenzioni</text:p>
      <text:p text:style-name="P7"><text:s text:c="4"/>t.integer<text:tab/>"codice"<text:tab/>:null =&gt; false<text:tab/><text:tab/><text:tab/>:null =&gt; false</text:p>
      <text:p text:style-name="P7"><text:s text:c="4"/>t.string<text:tab/>"descriz"<text:tab/>:limit =&gt; 50<text:tab/><text:tab/><text:tab/>:null =&gt; false</text:p>
      <text:p text:style-name="P7"><text:s text:c="4"/>t.string<text:tab/>"desest"<text:tab/>:limit =&gt; 150<text:tab/><text:tab/><text:tab/>:null =&gt; false</text:p>
      <text:p text:style-name="P7"><text:s text:c="4"/>t.decimal<text:tab/>"aliq"<text:tab/>:precision =&gt; 5<text:tab/>:scale =&gt; 2<text:tab/><text:tab/>:null =&gt; false</text:p>
      <text:p text:style-name="P7"><text:s text:c="4"/>t.string<text:tab/>"flese"<text:tab/>:limit =&gt; 1<text:tab/><text:tab/><text:tab/>:null =&gt; false</text:p>
      <text:p text:style-name="P41"/>
      <text:p text:style-name="P41">Vengono memorizzate sia le diverse aliquote sia le esenzioni relative all'iva</text:p>
      <text:p text:style-name="P41">Il campo codice può essere utilizzato da 1 a 50 per le aliquote e da 51 per le esenzioni</text:p>
      <text:p text:style-name="P41">descriz è la descrizione sintetica dell'aliquota</text:p>
      <text:p text:style-name="P41">deseste è la descrizione estesa (verrà utilizzata soprattutto in stampa per le esenzioni)</text:p>
      <text:p text:style-name="P41">aliq è il valore dell'aliquota in percentuale: da 0.01 a 99.99.</text:p>
      <text:p text:style-name="P41">flese vale 'S' o 'N' a seconda che si tratti di una esenzione o meno</text:p>
      <text:p text:style-name="P41"/>
      <text:p text:style-name="P41"/>
      <text:p text:style-name="P41"/>
      <text:p text:style-name="P41"/>
      <text:p text:style-name="P41"/>
      <text:p text:style-name="P41"/>
      <text:p text:style-name="P41"/>
      <text:p text:style-name="P44"/>
      <text:p text:style-name="P28">RELAZIONI MODELLI</text:p>
      <text:p text:style-name="P28">SPEDIZ(DATI SPEDIZIONE) IVA (ALIQUOTE IVA/ESENZIONI)</text:p>
      <text:p text:style-name="P16"/>
      <text:p text:style-name="P16"/>
      <text:p text:style-name="P16"/>
      <text:p text:style-name="P16"/>
      <text:p text:style-name="P16"/>
      <text:p text:style-name="P18"/>
      <text:p text:style-name="P16"/>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line text:anchor-type="paragraph" draw:z-index="57" draw:style-name="gr5" draw:text-style-name="P55" svg:x1="12.614cm" svg:y1="0.415cm" svg:x2="7.719cm" svg:y2="0.441cm"><text:p/></draw:line></text:p>
      <text:p text:style-name="P41"/>
      <text:p text:style-name="P41"/>
      <text:p text:style-name="P41"/>
      <text:p text:style-name="P41"/>
      <text:p text:style-name="P39">LEGENDA:</text:p>
      <text:p text:style-name="P3"><draw:line text:anchor-type="paragraph" draw:z-index="54" draw:style-name="gr5" draw:text-style-name="P55" svg:x1="0.205cm" svg:y1="0.231cm" svg:x2="1.422cm" svg:y2="0.231cm"><text:p/></draw:line><text:tab/>Dato propositivo</text:p>
      <text:p text:style-name="P3"><draw:line text:anchor-type="paragraph" draw:z-index="55" draw:style-name="gr7" draw:text-style-name="P55" svg:x1="0.231cm" svg:y1="0.341cm" svg:x2="1.448cm" svg:y2="0.341cm"><text:p/></draw:line><text:tab/>Relazione 1 a molti (FK) (cascade delete)</text:p>
      <text:p text:style-name="P3"><draw:line text:anchor-type="paragraph" draw:z-index="56" draw:style-name="gr8" draw:text-style-name="P55" svg:x1="0.231cm" svg:y1="0.342cm" svg:x2="1.448cm" svg:y2="0.342cm"><text:p/></draw:line><text:tab/>Relazione 1 a molti (FK) (error delete)</text:p>
      <text:p text:style-name="P3"><draw:line text:anchor-type="paragraph" draw:z-index="63" draw:style-name="gr16" draw:text-style-name="P55" svg:x1="0.231cm" svg:y1="0.342cm" svg:x2="1.448cm" svg:y2="0.342cm"><text:p/></draw:line><text:tab/>Relazione 1 a 1(FK) (set null on delete)</text:p>
      <text:p text:style-name="P17"><text:span text:style-name="T8"><text:s text:c="3"/></text:span><text:span text:style-name="T6"><text:s/>______</text:span><text:span text:style-name="T8"> <text:tab/>Decodifica sul file di parametrizzazione (parameter.y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Symmetric_20_Arrow" draw:display-name="Symmetric Arrow" svg:viewBox="0 0 1131 902" svg:d="m564 0-564 902h1131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7-24T13:55:28.41</dc:date>
    <meta:editing-cycles>110</meta:editing-cycles>
    <meta:editing-duration>P2DT6H45M34S</meta:editing-duration>
    <meta:generator>OpenOffice.org/3.4$Win32 OpenOffice.org_project/340m1$Build-9590</meta:generator>
    <meta:print-date>2012-06-05T10:41:06.47</meta:print-date>
    <meta:document-statistic meta:table-count="0" meta:image-count="0" meta:object-count="0" meta:page-count="10" meta:paragraph-count="233" meta:word-count="2211" meta:character-count="15128"/>
  </office:meta>
</office:document-meta>
</file>